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b751"/>
    </style:style>
    <style:style style:name="P2" style:family="paragraph" style:parent-style-name="Standard">
      <style:text-properties officeooo:paragraph-rsid="001eb751" fo:background-color="#ffff00"/>
    </style:style>
    <style:style style:name="P3" style:family="paragraph" style:parent-style-name="Standard">
      <style:text-properties officeooo:paragraph-rsid="001eb751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es la normativa principal para la gestión de la seguridad y salud ocupacional en un taller de microinformática?</text:p>
      <text:p text:style-name="P1">a) ISO 9001</text:p>
      <text:p text:style-name="P1">b) ISO 14001</text:p>
      <text:p text:style-name="P1">c) OHSAS 18001</text:p>
      <text:p text:style-name="P1">d) Normativa EN 61010</text:p>
      <text:p text:style-name="P1"/>
      <text:p text:style-name="P1">¿Qué función realiza un botón lateral en un ratón gaming?</text:p>
      <text:p text:style-name="P1">a) Desplazamiento del cursor</text:p>
      <text:p text:style-name="P1">b) Hacer clic derecho</text:p>
      <text:p text:style-name="P2">c) Acciones programables para juegos</text:p>
      <text:p text:style-name="P1">d) Apagado del ratón</text:p>
      <text:p text:style-name="P1"/>
      <text:p text:style-name="P1">¿Cuál es una ventaja de un ratón con cable sobre uno inalámbrico?</text:p>
      <text:p text:style-name="P1">a) Mayor movilidad</text:p>
      <text:p text:style-name="P2">b) Menor interferencia electromagnética</text:p>
      <text:p text:style-name="P1">c) Necesidad de pilas o batería</text:p>
      <text:p text:style-name="P1">d) Menor costo</text:p>
      <text:p text:style-name="P1"/>
      <text:p text:style-name="P1">¿Qué característica es típica en un ratón con sensor láser?</text:p>
      <text:p text:style-name="P1">a) Menor precisión en superficies brillantes</text:p>
      <text:p text:style-name="P2">b) Mayor sensibilidad y precisión</text:p>
      <text:p text:style-name="P1">c) Necesita una alfombrilla especial</text:p>
      <text:p text:style-name="P1">d) Batería recargable</text:p>
      <text:p text:style-name="P1"/>
      <text:p text:style-name="P1">¿Cuál es la función principal de un ratón con botones programables?</text:p>
      <text:p text:style-name="P1">a) Desplazamiento del cursor</text:p>
      <text:p text:style-name="P2">b) Acciones personalizadas según el usuario</text:p>
      <text:p text:style-name="P1">c) Encendido y apagado del ratón</text:p>
      <text:p text:style-name="P1">d) Ajuste de la sensibilidad del puntero</text:p>
      <text:p text:style-name="P1"/>
      <text:p text:style-name="P1">¿Qué característica es esencial en un ratón para diseño gráfico?</text:p>
      <text:p text:style-name="P1">a) Sensor de baja sensibilidad</text:p>
      <text:p text:style-name="P1">b) Rueda de desplazamiento</text:p>
      <text:p text:style-name="P1">c) Sensor óptico</text:p>
      <text:p text:style-name="P2">d) Alta resolución DPI</text:p>
      <text:p text:style-name="P1"/>
      <text:p text:style-name="P1">¿Cuál de las siguientes opciones describe mejor un ratón vertical?</text:p>
      <text:p text:style-name="P1">a) Diseño plano sin curvaturas</text:p>
      <text:p text:style-name="P2">b) Diseño curvado para reducir la tensión</text:p>
      <text:p text:style-name="P1">c) Sin botones adicionales</text:p>
      <text:p text:style-name="P1">d) Cable retráctil</text:p>
      <text:p text:style-name="P1"/>
      <text:p text:style-name="P1">¿Qué función realiza un botón DPI en un ratón gaming?</text:p>
      <text:p text:style-name="P2">a) Ajusta la sensibilidad del puntero</text:p>
      <text:p text:style-name="P1">b) Encendido y apagado del ratón</text:p>
      <text:p text:style-name="P1">c) Desplazamiento del cursor</text:p>
      <text:p text:style-name="P1">d) Cambia el color de la iluminación LED</text:p>
      <text:p text:style-name="P1"/>
      <text:p text:style-name="P1">¿Cuál es una ventaja de un ratón con retroiluminación LED?</text:p>
      <text:p text:style-name="P1">a) Mayor duración de la batería</text:p>
      <text:p text:style-name="P2">b) Facilita la visibilidad en entornos oscuros</text:p>
      <text:p text:style-name="P1"><text:soft-page-break/>c) Menor costo</text:p>
      <text:p text:style-name="P1">d) Sin cables</text:p>
      <text:p text:style-name="P1"/>
      <text:p text:style-name="P1">¿Qué característica es común en un ratón con tecnología Bluetooth?</text:p>
      <text:p text:style-name="P1">a) Cable retráctil</text:p>
      <text:p text:style-name="P1">b) Sin botones adicionales</text:p>
      <text:p text:style-name="P2">c) Conexión inalámbrica</text:p>
      <text:p text:style-name="P1">d) Necesita una alfombrilla especial</text:p>
      <text:p text:style-name="P1"/>
      <text:p text:style-name="P1">¿Cuál de las siguientes opciones describe mejor un ratón trackball?</text:p>
      <text:p text:style-name="P1">a) Sensor de alta sensibilidad</text:p>
      <text:p text:style-name="P2">b) Bola que se gira para controlar el cursor</text:p>
      <text:p text:style-name="P1">c) Botones laterales programables</text:p>
      <text:p text:style-name="P1">d) Diseño plano</text:p>
      <text:p text:style-name="P1"/>
      <text:p text:style-name="P1">¿Qué función realiza un botón de avance en un ratón con botones adicionales?</text:p>
      <text:p text:style-name="P1">a) Desplazamiento del cursor hacia atrás</text:p>
      <text:p text:style-name="P1">b) Encendido y apagado del ratón</text:p>
      <text:p text:style-name="P1">c) Acciones programables para juegos</text:p>
      <text:p text:style-name="P2">d) Desplazamiento del cursor hacia adelante</text:p>
      <text:p text:style-name="P1"/>
      <text:p text:style-name="P1">¿Cuál es la función de un ratón con sensor óptico?</text:p>
      <text:p text:style-name="P1">a) Bola para detectar movimientos</text:p>
      <text:p text:style-name="P1">b) Mayor precisión en superficies brillantes</text:p>
      <text:p text:style-name="P2">c) Utiliza luz LED para detectar movimientos</text:p>
      <text:p text:style-name="P1">d) Mayor sensibilidad y precisión</text:p>
      <text:p text:style-name="P1"/>
      <text:p text:style-name="P1">¿Qué característica es típica en un ratón para ambidiestros?</text:p>
      <text:p text:style-name="P1">a) Diseño curvado para reducir la tensión</text:p>
      <text:p text:style-name="P1">b) Sin botones adicionales</text:p>
      <text:p text:style-name="P2">c) Diseño simétrico para uso con ambas manos</text:p>
      <text:p text:style-name="P1">d) Cable retráctil</text:p>
      <text:p text:style-name="P1"/>
      <text:p text:style-name="P1">¿Cuál es la función de un botón de clic silencioso en un ratón?</text:p>
      <text:p text:style-name="P1">a) Mayor sensibilidad del puntero</text:p>
      <text:p text:style-name="P2">b) Menos ruido al hacer clic</text:p>
      <text:p text:style-name="P1">c) Desplazamiento del cursor</text:p>
      <text:p text:style-name="P1">d) Ajuste de la resolución DPI</text:p>
      <text:p text:style-name="P1"/>
      <text:p text:style-name="P1">¿Cuál es una ventaja de un ratón con botones laterales?</text:p>
      <text:p text:style-name="P1">a) Menor costo</text:p>
      <text:p text:style-name="P1">b) Mayor duración de la batería</text:p>
      <text:p text:style-name="P2">c) Acceso rápido a funciones adicionales</text:p>
      <text:p text:style-name="P1">d) Diseño ergonómico</text:p>
      <text:p text:style-name="P1"/>
      <text:p text:style-name="P1">¿Qué función realiza un botón de retroceso en un ratón con botones adicionales?</text:p>
      <text:p text:style-name="P1">a) Desplazamiento del cursor hacia adelante</text:p>
      <text:p text:style-name="P1">b) Encendido y apagado del ratón</text:p>
      <text:p text:style-name="P3">c) Acciones programables para juegos</text:p>
      <text:p text:style-name="P2">d) Desplazamiento del cursor hacia atrás</text:p>
      <text:p text:style-name="P1"/>
      <text:p text:style-name="P1">¿Cuál es la principal ventaja de un ratón con aceleración ajustable?</text:p>
      <text:p text:style-name="P1"><text:soft-page-break/>a) Mayor duración de la batería</text:p>
      <text:p text:style-name="P2">b) Ajuste de la velocidad del puntero según el movimiento</text:p>
      <text:p text:style-name="P1">c) Mayor precisión en superficies brillantes</text:p>
      <text:p text:style-name="P1">d) Sin cab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13:28:27.273000000</dc:date>
    <meta:editing-duration>PT16M39S</meta:editing-duration>
    <meta:editing-cycles>8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90" meta:word-count="558" meta:character-count="3361" meta:non-whitespace-character-count="2893"/>
  </office:meta>
</office:document-meta>
</file>